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2" style:family="paragraph" style:parent-style-name="Heading_20_3">
      <style:paragraph-properties fo:margin-left="0cm" fo:margin-right="0cm" fo:margin-top="0cm" fo:margin-bottom="0.247cm" style:contextual-spacing="false" fo:line-height="114%" fo:text-indent="0cm" style:auto-text-indent="false"/>
      <style:text-properties style:font-name="Google Sans"/>
    </style:style>
    <style:style style:name="P3" style:family="paragraph" style:parent-style-name="Heading_20_4">
      <style:paragraph-properties fo:margin-left="0cm" fo:margin-right="0cm" fo:margin-top="0cm" fo:margin-bottom="0.247cm" style:contextual-spacing="false" fo:line-height="114%" fo:text-indent="0cm" style:auto-text-indent="false"/>
      <style:text-properties style:font-name="Google Sans"/>
    </style:style>
    <style:style style:name="P4"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5" style:family="paragraph" style:parent-style-name="Quotations" style:list-style-name="L1">
      <style:paragraph-properties fo:margin-left="1cm" fo:margin-right="1cm" fo:margin-top="0cm" fo:margin-bottom="0.499cm" style:contextual-spacing="false" fo:line-height="114%" fo:text-indent="0cm" style:auto-text-indent="false" fo:padding="0cm" fo:border="none"/>
      <style:text-properties style:font-name="Google Sans Text"/>
    </style:style>
    <style:style style:name="P6"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7" style:family="paragraph" style:parent-style-name="Quotations" style:list-style-name="L2">
      <style:paragraph-properties fo:margin-left="1cm" fo:margin-right="1cm" fo:margin-top="0cm" fo:margin-bottom="0.499cm" style:contextual-spacing="false" fo:line-height="114%" fo:text-indent="0cm" style:auto-text-indent="false" fo:padding="0cm" fo:border="none"/>
      <style:text-properties style:font-name="Google Sans Text"/>
    </style:style>
    <style:style style:name="P8"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9" style:family="paragraph" style:parent-style-name="Quotations" style:list-style-name="L3">
      <style:paragraph-properties fo:margin-left="1cm" fo:margin-right="1cm" fo:margin-top="0cm" fo:margin-bottom="0.499cm" style:contextual-spacing="false" fo:line-height="114%" fo:text-indent="0cm" style:auto-text-indent="false" fo:padding="0cm" fo:border="none"/>
      <style:text-properties style:font-name="Google Sans Text"/>
    </style:style>
    <style:style style:name="P10"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1" style:family="paragraph" style:parent-style-name="Quotations" style:list-style-name="L4">
      <style:paragraph-properties fo:margin-left="1cm" fo:margin-right="1cm" fo:margin-top="0cm" fo:margin-bottom="0.499cm" style:contextual-spacing="false" fo:line-height="114%" fo:text-indent="0cm" style:auto-text-indent="false" fo:padding="0cm" fo:border="none"/>
      <style:text-properties style:font-name="Google Sans Text"/>
    </style:style>
    <style:style style:name="P12"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3" style:family="paragraph" style:parent-style-name="Quotations" style:list-style-name="L5">
      <style:paragraph-properties fo:margin-left="1cm" fo:margin-right="1cm" fo:margin-top="0cm" fo:margin-bottom="0.499cm" style:contextual-spacing="false" fo:line-height="114%" fo:text-indent="0cm" style:auto-text-indent="false" fo:padding="0cm" fo:border="none"/>
      <style:text-properties style:font-name="Google Sans Text"/>
    </style:style>
    <style:style style:name="P14"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5" style:family="paragraph" style:parent-style-name="Quotations" style:list-style-name="L6">
      <style:paragraph-properties fo:margin-left="1cm" fo:margin-right="1cm" fo:margin-top="0cm" fo:margin-bottom="0.499cm" style:contextual-spacing="false" fo:line-height="114%" fo:text-indent="0cm" style:auto-text-indent="false" fo:padding="0cm" fo:border="none"/>
      <style:text-properties style:font-name="Google Sans Text"/>
    </style:style>
    <style:style style:name="P16"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7" style:family="paragraph" style:parent-style-name="Quotations" style:list-style-name="L7">
      <style:paragraph-properties fo:margin-left="1cm" fo:margin-right="1cm" fo:margin-top="0cm" fo:margin-bottom="0.499cm" style:contextual-spacing="false" fo:line-height="114%" fo:text-indent="0cm" style:auto-text-indent="false" fo:padding="0cm" fo:border="none"/>
      <style:text-properties style:font-name="Google Sans Text"/>
    </style:style>
    <style:style style:name="P18"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9" style:family="paragraph" style:parent-style-name="Quotations" style:list-style-name="L8">
      <style:paragraph-properties fo:margin-left="1cm" fo:margin-right="1cm" fo:margin-top="0cm" fo:margin-bottom="0.499cm" style:contextual-spacing="false" fo:line-height="114%" fo:text-indent="0cm" style:auto-text-indent="false" fo:padding="0cm" fo:border="none"/>
      <style:text-properties style:font-name="Google Sans Text"/>
    </style:style>
    <style:style style:name="P20"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1" style:family="paragraph" style:parent-style-name="Quotations" style:list-style-name="L9">
      <style:paragraph-properties fo:margin-left="1cm" fo:margin-right="1cm" fo:margin-top="0cm" fo:margin-bottom="0.499cm" style:contextual-spacing="false" fo:line-height="114%" fo:text-indent="0cm" style:auto-text-indent="false" fo:padding="0cm" fo:border="none"/>
      <style:text-properties style:font-name="Google Sans Text"/>
    </style:style>
    <style:style style:name="P22" style:family="paragraph" style:parent-style-name="Heading_20_3">
      <style:paragraph-properties fo:margin-left="0cm" fo:margin-right="0cm" fo:margin-top="0cm" fo:margin-bottom="0.247cm" style:contextual-spacing="false" fo:line-height="114%" fo:text-indent="0cm" style:auto-text-indent="false"/>
    </style:style>
    <style:style style:name="P23"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4"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5"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26"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weight="bold"/>
    </style:style>
    <style:style style:name="P27"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28"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9" style:family="paragraph" style:parent-style-name="Text_20_body" style:list-style-name="L13">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30" style:family="paragraph" style:parent-style-name="Text_20_body" style:list-style-name="L13">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1"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32"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3"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34"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5" style:family="paragraph" style:parent-style-name="Text_20_body" style:list-style-name="L16">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36" style:family="paragraph" style:parent-style-name="Text_20_body" style:list-style-name="L16">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7"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38"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9" style:family="paragraph" style:parent-style-name="Text_20_body" style:list-style-name="L18">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40" style:family="paragraph" style:parent-style-name="Text_20_body" style:list-style-name="L18">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41" style:family="paragraph" style:parent-style-name="Text_20_body" style:list-style-name="L19">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42" style:family="paragraph" style:parent-style-name="Text_20_body" style:list-style-name="L19">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T1" style:family="text">
      <style:text-properties fo:font-weight="bold"/>
    </style:style>
    <style:style style:name="T2" style:family="text">
      <style:text-properties fo:font-style="italic"/>
    </style:style>
    <style:style style:name="T3" style:family="text">
      <style:text-properties style:font-name="Google Sans"/>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exams can be stressful, but you've got this! Based on the screenshot you shared, your exam covers a solid mix of classical ciphers, modern encryption algorithms, and hashing functions.</text:p>
      <text:section text:style-name="Sect1" text:name="model-response-message-contentr_7b3c818b7ac1b92d">
        <text:p text:style-name="P1">Here are your viva-ready notes, broken down into logical categories to help you understand and memorize them quickly.</text:p>
        <text:p text:style-name="Horizontal_20_Line"/>
        <text:h text:style-name="P2" text:outline-level="3">Category 1: Classical Ciphers (Symmetric)</text:h>
        <text:p text:style-name="P1">These are historical methods of encryption. They are not secure by modern standards but are foundational for understanding cryptography.</text:p>
        <text:h text:style-name="P3" text:outline-level="4">1. Rail Fence Cipher</text:h>
        <text:list text:style-name="L1">
          <text:list-item>
            <text:p text:style-name="P4"><text:span text:style-name="T1">Definition:</text:span> A transposition cipher that rearranges the plaintext letters by writing them in a zig-zag pattern across multiple "rails" (lines).</text:p>
          </text:list-item>
          <text:list-item>
            <text:p text:style-name="P4"><text:span text:style-name="T1">Brief Explanation:</text:span> Instead of replacing letters, you just move them around. You write your message downwards diagonally on imaginary rails, then bounce back up, creating a zig-zag. To get the ciphertext, you read the letters row by row.</text:p>
          </text:list-item>
          <text:list-item>
            <text:p text:style-name="P4"><text:span text:style-name="T1">Key Points:</text:span> It is a <text:span text:style-name="T1">transposition</text:span> cipher (shifting positions), <text:span text:style-name="T2">not</text:span> a substitution cipher (changing letters).</text:p>
          </text:list-item>
          <text:list-item>
            <text:p text:style-name="P5"><text:span text:style-name="T1">Viva Note:</text:span> The "key" for this cipher is simply the number of rails used.</text:p>
          </text:list-item>
          <text:list-item>
            <text:p text:style-name="P4"><text:span text:style-name="T1">Short Q:</text:span> <text:span text:style-name="T2">Why is the Rail Fence cipher considered weak?</text:span> Because the frequency of the letters remains exactly the same as the original plaintext; they are just scrambled.</text:p>
          </text:list-item>
        </text:list>
        <text:h text:style-name="P3" text:outline-level="4">2. Playfair Cipher</text:h>
        <text:list text:style-name="L2">
          <text:list-item>
            <text:p text:style-name="P6"><text:span text:style-name="T1">Definition:</text:span> A polygraphic substitution cipher that encrypts pairs of letters (digraphs) instead of single letters.</text:p>
          </text:list-item>
          <text:list-item>
            <text:p text:style-name="P6"><text:span text:style-name="T1">Brief Explanation:</text:span> It uses a 5x5 grid filled with a keyword (usually combining 'I' and 'J' into one cell to fit the 26-letter alphabet into 25 squares). You encrypt letters two at a time based on their positions in the grid (whether they form a rectangle, or fall in the same row/column). * <text:span text:style-name="T1">Key Points:</text:span> If a pair has the same two letters (e.g., "LL"), you must insert a filler letter like 'X' between them (e.g., "LX", "L...").</text:p>
          </text:list-item>
          <text:list-item>
            <text:p text:style-name="P7"><text:span text:style-name="T1">Viva Note:</text:span> It significantly reduces the effectiveness of simple frequency analysis because it works on 600 possible pairs of letters rather than 26 single letters.</text:p>
          </text:list-item>
          <text:list-item>
            <text:p text:style-name="P6"><text:span text:style-name="T1">Short Q:</text:span> <text:span text:style-name="T2">What is the matrix size of a Playfair cipher?</text:span> 5x5.</text:p>
          </text:list-item>
        </text:list>
        <text:h text:style-name="P3" text:outline-level="4">3. Vigenère Cipher</text:h>
        <text:list text:style-name="L3">
          <text:list-item>
            <text:p text:style-name="P8"><text:span text:style-name="T1">Definition:</text:span> A polyalphabetic substitution cipher that uses a series of interwoven Caesar ciphers based on the letters of a keyword.</text:p>
          </text:list-item>
          <text:list-item>
            <text:p text:style-name="P8"><text:soft-page-break/><text:span text:style-name="T1">Brief Explanation:</text:span> It uses a Vigenère Square (a 26x26 grid of alphabets). You repeat your keyword until it matches the length of your plaintext. Each letter in the plaintext is shifted based on the corresponding letter in the keyword. * <text:span text:style-name="T1">Key Points:</text:span> The mathematical formula for encryption is $C_i = (P_i + K_i) \pmod{26}$, where P is plaintext and K is the key letter.</text:p>
          </text:list-item>
          <text:list-item>
            <text:p text:style-name="P9"><text:span text:style-name="T1">Viva Note:</text:span> Because the same plaintext letter can be encrypted as different ciphertext letters depending on the key, it completely hides standard letter frequencies.</text:p>
          </text:list-item>
          <text:list-item>
            <text:p text:style-name="P8"><text:span text:style-name="T1">Short Q:</text:span> <text:span text:style-name="T2">What does "polyalphabetic" mean?</text:span> It means it uses multiple substitution alphabets (unlike a Caesar cipher, which uses just one).</text:p>
          </text:list-item>
        </text:list>
        <text:h text:style-name="P3" text:outline-level="4">4. Hill Cipher</text:h>
        <text:list text:style-name="L4">
          <text:list-item>
            <text:p text:style-name="P10"><text:span text:style-name="T1">Definition:</text:span> A polygraphic substitution cipher based on linear algebra and matrix multiplication.</text:p>
          </text:list-item>
          <text:list-item>
            <text:p text:style-name="P10"><text:span text:style-name="T1">Brief Explanation:</text:span> Letters are converted to numbers (A=0, B=1... Z=25). The plaintext is grouped into vectors, which are then multiplied by a key matrix. The results are calculated modulo 26 to get the ciphertext.</text:p>
          </text:list-item>
          <text:list-item>
            <text:p text:style-name="P10"><text:span text:style-name="T1">Key Points:</text:span> Encryption is $C = P \cdot K \pmod{26}$. To decrypt, you must find the inverse of the key matrix.</text:p>
          </text:list-item>
          <text:list-item>
            <text:p text:style-name="P11"><text:span text:style-name="T1">Viva Note:</text:span> The key matrix <text:span text:style-name="T1">must</text:span> be invertible modulo 26. If the matrix determinant shares a common factor with 26 (like 2 or 13), it cannot be decrypted!</text:p>
          </text:list-item>
          <text:list-item>
            <text:p text:style-name="P10"><text:span text:style-name="T1">Short Q:</text:span> <text:span text:style-name="T2">What mathematical concept is the Hill Cipher based on?</text:span> Matrix multiplication and linear algebra.</text:p>
          </text:list-item>
        </text:list>
        <text:p text:style-name="Horizontal_20_Line"/>
        <text:h text:style-name="P2" text:outline-level="3">Category 2: Modern Symmetric Encryption</text:h>
        <text:p text:style-name="P1">Symmetric means the same key is used for both encryption and decryption.</text:p>
        <text:h text:style-name="P3" text:outline-level="4">5. DES (Data Encryption Standard)</text:h>
        <text:list text:style-name="L5">
          <text:list-item>
            <text:p text:style-name="P12"><text:span text:style-name="T1">Definition:</text:span> A symmetric-key block cipher that was once the standard for encrypting digital data.</text:p>
          </text:list-item>
          <text:list-item>
            <text:p text:style-name="P12"><text:span text:style-name="T1">Brief Explanation:</text:span> It takes a 64-bit block of plaintext and passes it through 16 rounds of complex substitution and permutation (using a structure called a Feistel Network) to produce a 64-bit ciphertext. * <text:span text:style-name="T1">Key Points:</text:span> * Block size: 64 bits.</text:p>
            <text:list>
              <text:list-item>
                <text:p text:style-name="P12">Key size: 56 bits (plus 8 bits for error checking = 64 bits total).</text:p>
              </text:list-item>
              <text:list-item>
                <text:p text:style-name="P12">Rounds: 16.</text:p>
              </text:list-item>
            </text:list>
          </text:list-item>
          <text:list-item>
            <text:p text:style-name="P13"><text:span text:style-name="T1">Viva Note:</text:span> DES is now considered <text:span text:style-name="T1">insecure</text:span> and obsolete because its 56-bit key is too short. It can be easily broken by brute-force attacks by modern computers. It has been replaced by AES.</text:p>
          </text:list-item>
          <text:list-item>
            <text:p text:style-name="P12"><text:soft-page-break/><text:span text:style-name="T1">Short Q:</text:span> <text:span text:style-name="T2">What is the effective key length of DES?</text:span> 56 bits.</text:p>
          </text:list-item>
        </text:list>
        <text:p text:style-name="Horizontal_20_Line"/>
        <text:h text:style-name="P2" text:outline-level="3">Category 3: Asymmetric / Public Key Cryptography</text:h>
        <text:p text:style-name="P1">Asymmetric means it uses a pair of keys: a Public Key (shared with everyone) and a Private Key (kept secret).</text:p>
        <text:h text:style-name="P3" text:outline-level="4">6. RSA (Rivest-Shamir-Adleman)</text:h>
        <text:list text:style-name="L6">
          <text:list-item>
            <text:p text:style-name="P14"><text:span text:style-name="T1">Definition:</text:span> The most widely used asymmetric encryption algorithm, used for securing data transmission.</text:p>
          </text:list-item>
          <text:list-item>
            <text:p text:style-name="P14"><text:span text:style-name="T1">Brief Explanation:</text:span> It uses a public key to encrypt data and a private key to decrypt it. The math behind it involves picking two massive prime numbers and multiplying them together. * <text:span text:style-name="T1">Key Points:</text:span> It relies heavily on prime numbers and modular arithmetic.</text:p>
          </text:list-item>
          <text:list-item>
            <text:p text:style-name="P15"><text:span text:style-name="T1">Viva Note:</text:span> The security of RSA is based entirely on the <text:span text:style-name="T1">integer factorization problem</text:span>—it is easy to multiply two large prime numbers together, but computationally practically impossible to take the result and factor it back into the original primes.</text:p>
          </text:list-item>
          <text:list-item>
            <text:p text:style-name="P14"><text:span text:style-name="T1">Short Q:</text:span> <text:span text:style-name="T2">If someone encrypts a message with your public key, who can decrypt it?</text:span> Only I can, using my private key.</text:p>
          </text:list-item>
        </text:list>
        <text:h text:style-name="P3" text:outline-level="4">7. Diffie-Hellman Key Exchange</text:h>
        <text:list text:style-name="L7">
          <text:list-item>
            <text:p text:style-name="P16"><text:span text:style-name="T1">Definition:</text:span> A method of securely exchanging cryptographic keys over a public, unsecured channel.</text:p>
          </text:list-item>
          <text:list-item>
            <text:p text:style-name="P16"><text:span text:style-name="T1">Brief Explanation:</text:span> It allows two people (who have never met) to establish a shared secret key over an insecure internet connection. They mix their private numbers with public numbers and send them across. After some math, they both arrive at the exact same secret key without ever actually sending the key itself. * <text:span text:style-name="T1">Key Points:</text:span> Diffie-Hellman is <text:span text:style-name="T1">not an encryption algorithm</text:span> for sending messages; it is strictly used for securely agreeing on a key (which is then used with a symmetric cipher like AES to encrypt the actual messages).</text:p>
          </text:list-item>
          <text:list-item>
            <text:p text:style-name="P17"><text:span text:style-name="T1">Viva Note:</text:span> Its security relies on the <text:span text:style-name="T1">Discrete Logarithm Problem</text:span>.</text:p>
          </text:list-item>
          <text:list-item>
            <text:p text:style-name="P16"><text:span text:style-name="T1">Short Q:</text:span> <text:span text:style-name="T2">Can Diffie-Hellman encrypt an email?</text:span> No, it only establishes a shared secret key. You would use that key with another algorithm to encrypt the email.</text:p>
          </text:list-item>
        </text:list>
        <text:p text:style-name="Horizontal_20_Line"/>
        <text:h text:style-name="P2" text:outline-level="3">Category 4: Hashing Algorithms</text:h>
        <text:p text:style-name="P1">Hashing is a one-way function. It turns data of any size into a fixed-size string of characters. You cannot "decrypt" a hash.</text:p>
        <text:h text:style-name="P3" text:outline-level="4"><text:soft-page-break/>8. MD5 (Message-Digest algorithm 5)</text:h>
        <text:list text:style-name="L8">
          <text:list-item>
            <text:p text:style-name="P18"><text:span text:style-name="T1">Definition:</text:span> A widely used, but now deprecated, cryptographic hash function that produces a 128-bit hash value.</text:p>
          </text:list-item>
          <text:list-item>
            <text:p text:style-name="P18"><text:span text:style-name="T1">Brief Explanation:</text:span> No matter if you input a single word or a 10GB movie file, MD5 will output a unique 32-character hexadecimal string (128 bits). It is primarily used to verify data integrity (checking if a file is corrupted).</text:p>
          </text:list-item>
          <text:list-item>
            <text:p text:style-name="P18"><text:span text:style-name="T1">Key Points:</text:span> Output size is 128 bits.</text:p>
          </text:list-item>
          <text:list-item>
            <text:p text:style-name="P19"><text:span text:style-name="T1">Viva Note:</text:span> MD5 is <text:span text:style-name="T1">cryptographically broken</text:span>. It is vulnerable to "collision attacks" (where two completely different files produce the exact same MD5 hash).</text:p>
          </text:list-item>
          <text:list-item>
            <text:p text:style-name="P18"><text:span text:style-name="T1">Short Q:</text:span> <text:span text:style-name="T2">Is MD5 safe to use for storing passwords?</text:span> Absolutely not, because it is vulnerable to collisions and brute-force cracking.</text:p>
          </text:list-item>
        </text:list>
        <text:h text:style-name="P3" text:outline-level="4">9. SHA-256 (Secure Hash Algorithm 256-bit)</text:h>
        <text:list text:style-name="L9">
          <text:list-item>
            <text:p text:style-name="P20"><text:span text:style-name="T1">Definition:</text:span> A highly secure cryptographic hash function belonging to the SHA-2 family.</text:p>
          </text:list-item>
          <text:list-item>
            <text:p text:style-name="P20"><text:span text:style-name="T1">Brief Explanation:</text:span> It operates identically in concept to MD5, but the mathematical algorithm is vastly more complex and secure. It produces a 256-bit (64-character hex) signature.</text:p>
          </text:list-item>
          <text:list-item>
            <text:p text:style-name="P20"><text:span text:style-name="T1">Key Points:</text:span> Output size is 256 bits. It is heavily used in digital signatures, SSL/TLS certificates, and blockchain technology (like Bitcoin).</text:p>
          </text:list-item>
          <text:list-item>
            <text:p text:style-name="P21"><text:span text:style-name="T1">Viva Note:</text:span> Unlike MD5, SHA-256 is currently considered <text:span text:style-name="T1">highly secure</text:span> and has no known successful collision attacks.</text:p>
          </text:list-item>
          <text:list-item>
            <text:p text:style-name="P20"><text:span text:style-name="T1">Short Q:</text:span> <text:span text:style-name="T2">How many bits are in a SHA-256 hash?</text:span> 256 bits (or 32 bytes).</text:p>
          </text:list-item>
        </text:list>
        <text:p text:style-name="Horizontal_20_Line"/>
        <text:h text:style-name="P22" text:outline-level="3">💡 <text:span text:style-name="T3">Quick Viva Survival Tips:</text:span></text:h>
        <text:list text:style-name="L10">
          <text:list-item>
            <text:p text:style-name="P23"><text:span text:style-name="T1">Symmetric vs. Asymmetric:</text:span> Know the difference! Symmetric = 1 key (fast). Asymmetric = 2 keys (slower, public/private).</text:p>
          </text:list-item>
          <text:list-item>
            <text:p text:style-name="P23"><text:span text:style-name="T1">Transposition vs. Substitution:</text:span> Transposition = shuffling existing letters (Rail Fence). Substitution = replacing letters with different letters (Playfair, Vigenere, Hill).</text:p>
          </text:list-item>
          <text:list-item>
            <text:p text:style-name="P23"><text:span text:style-name="T1">Encryption vs. Hashing:</text:span> Encryption is two-way (can be decrypted). Hashing is one-way (cannot be reversed).</text:p>
          </text:list-item>
        </text:list>
        <text:p text:style-name="P1">Good luck with your lab and viva tomorrow! Take a deep breath; you know this material.</text:p>
      </text:section>
      <text:p text:style-name="P1">Here are some more rapid-fire questions, core concepts, and cheat-sheet comparisons that professors absolutely love to ask during cryptography lab vivas.</text:p>
      <text:section text:style-name="Sect1" text:name="model-response-message-contentr_5fbfad3e164581a0">
        <text:h text:style-name="P22" text:outline-level="3">🔥 <text:span text:style-name="T3">High-Yield Viva Concepts (The "Cheat Sheet")</text:span></text:h>
        <text:p text:style-name="P1">Examiners love asking you to compare two things. Memorize these distinctions:</text:p>
        <text:list text:style-name="L11">
          <text:list-item>
            <text:p text:style-name="P24"><text:soft-page-break/><text:span text:style-name="T1">Confusion vs. Diffusion:</text:span> * <text:span text:style-name="T1">Confusion</text:span> makes the relationship between the <text:span text:style-name="T2">key</text:span> and the <text:span text:style-name="T2">ciphertext</text:span> as complex as possible (achieved via Substitution).</text:p>
            <text:list>
              <text:list-item>
                <text:p text:style-name="P24"><text:span text:style-name="T1">Diffusion</text:span> spreads the influence of one <text:span text:style-name="T2">plaintext</text:span> bit over many <text:span text:style-name="T2">ciphertext</text:span> bits to hide patterns (achieved via Transposition/Permutation).</text:p>
              </text:list-item>
              <text:list-item>
                <text:p text:style-name="P24"><text:span text:style-name="T2">Note:</text:span> DES uses both!</text:p>
              </text:list-item>
            </text:list>
          </text:list-item>
          <text:list-item>
            <text:p text:style-name="P25">Block Cipher vs. Stream Cipher:</text:p>
            <text:list>
              <text:list-item>
                <text:p text:style-name="P24"><text:span text:style-name="T1">Block Cipher:</text:span> Encrypts data in fixed-size chunks (e.g., DES takes 64-bit blocks).</text:p>
              </text:list-item>
              <text:list-item>
                <text:p text:style-name="P24"><text:span text:style-name="T1">Stream Cipher:</text:span> Encrypts data one bit or byte at a time continuously. (None of your lab topics are pure stream ciphers, but it's a standard comparison question).</text:p>
              </text:list-item>
            </text:list>
          </text:list-item>
          <text:list-item>
            <text:p text:style-name="P24"><text:span text:style-name="T1">The Avalanche Effect:</text:span> A highly desirable property in algorithms like <text:span text:style-name="T1">DES</text:span> and <text:span text:style-name="T1">SHA-256</text:span>. It means that changing just <text:span text:style-name="T2">one single bit</text:span> of the input (plaintext or key) should change roughly 50% of the output bits. It proves the algorithm isn't simply linear.</text:p>
          </text:list-item>
        </text:list>
        <text:p text:style-name="Horizontal_20_Line"/>
        <text:h text:style-name="P22" text:outline-level="3">🎯 <text:span text:style-name="T3">Rapid-Fire Short Questions by Topic</text:span></text:h>
        <text:h text:style-name="P3" text:outline-level="4">Classical Ciphers</text:h>
        <text:p text:style-name="P26">1. Playfair Cipher</text:p>
        <text:list text:style-name="L12">
          <text:list-item>
            <text:p text:style-name="P27">Q: What happens if your plaintext has an odd number of letters?</text:p>
            <text:list>
              <text:list-item>
                <text:p text:style-name="P28"><text:span text:style-name="T1">A:</text:span> You append a filler letter (usually 'X' or 'Z') to the very end to complete the final pair.</text:p>
              </text:list-item>
            </text:list>
          </text:list-item>
          <text:list-item>
            <text:p text:style-name="P27">Q: Why are 'I' and 'J' combined in the same cell?</text:p>
            <text:list>
              <text:list-item>
                <text:p text:style-name="P28"><text:span text:style-name="T1">A:</text:span> The English alphabet has 26 letters, but the Playfair matrix is 5x5 (25 cells). Combining I and J (or omitting Q) makes it fit perfectly.</text:p>
              </text:list-item>
            </text:list>
          </text:list-item>
        </text:list>
        <text:p text:style-name="P26">2. Vigenère Cipher</text:p>
        <text:list text:style-name="L13">
          <text:list-item>
            <text:p text:style-name="P29">Q: How does a Vigenère cipher differ from a Caesar cipher?</text:p>
            <text:list>
              <text:list-item>
                <text:p text:style-name="P30"><text:span text:style-name="T1">A:</text:span> A Caesar cipher is monoalphabetic (shifts every letter by the same fixed amount). Vigenère is polyalphabetic (shifts letters by different amounts based on the repeating keyword).</text:p>
              </text:list-item>
            </text:list>
          </text:list-item>
          <text:list-item>
            <text:p text:style-name="P29">Q: What technique is historically used to break the Vigenère cipher?</text:p>
            <text:list>
              <text:list-item>
                <text:p text:style-name="P30"><text:span text:style-name="T1">A:</text:span> The Kasiski Examination (or Babbage-Kasiski method), which looks for repeated patterns in the ciphertext to deduce the length of the keyword.</text:p>
              </text:list-item>
            </text:list>
          </text:list-item>
        </text:list>
        <text:p text:style-name="P26">3. Hill Cipher</text:p>
        <text:list text:style-name="L14">
          <text:list-item>
            <text:p text:style-name="P31">Q: Why can't just <text:span text:style-name="T2">any</text:span> random matrix be used as a key in the Hill Cipher?</text:p>
            <text:list>
              <text:list-item>
                <text:p text:style-name="P32"><text:soft-page-break/><text:span text:style-name="T1">A:</text:span> Because to decrypt, you need the inverse of the key matrix. The matrix must have a non-zero determinant that is coprime to 26 (meaning it shares no common factors with 26, like 2 or 13). If it doesn't, decryption is mathematically impossible.</text:p>
              </text:list-item>
            </text:list>
          </text:list-item>
        </text:list>
        <text:p text:style-name="P26">4. Rail Fence Cipher</text:p>
        <text:list text:style-name="L15">
          <text:list-item>
            <text:p text:style-name="P33">Q: If you intercept a Rail Fence ciphertext, how do you know where to break the rows to decrypt it?</text:p>
            <text:list>
              <text:list-item>
                <text:p text:style-name="P34"><text:span text:style-name="T1">A:</text:span> You need the key (the number of rails). You then divide the total length of the ciphertext into segments based on the zig-zag cycle length to reconstruct the grid.</text:p>
              </text:list-item>
            </text:list>
          </text:list-item>
        </text:list>
        <text:h text:style-name="P3" text:outline-level="4">Modern Encryption &amp; Key Exchange</text:h>
        <text:p text:style-name="P26">5. DES (Data Encryption Standard)</text:p>
        <text:list text:style-name="L16">
          <text:list-item>
            <text:p text:style-name="P35">Q: What is a Feistel structure?</text:p>
            <text:list>
              <text:list-item>
                <text:p text:style-name="P36"><text:span text:style-name="T1">A:</text:span> It's the symmetric architecture used inside DES. It splits the data block into two halves (Left and Right). The Right half goes through a function with a subkey, gets XORed with the Left half, and then the halves swap. This repeats for 16 rounds.</text:p>
              </text:list-item>
            </text:list>
          </text:list-item>
          <text:list-item>
            <text:p text:style-name="P35">Q: What are "weak keys" in DES?</text:p>
            <text:list>
              <text:list-item>
                <text:p text:style-name="P36"><text:span text:style-name="T1">A:</text:span> Certain specific 56-bit keys that cause the 16 round subkeys to be identical, making the encryption easily reversible (encrypting a ciphertext with a weak key produces the plaintext).</text:p>
              </text:list-item>
            </text:list>
          </text:list-item>
        </text:list>
        <text:p text:style-name="P26">6. RSA</text:p>
        <text:list text:style-name="L17">
          <text:list-item>
            <text:p text:style-name="P37">Q: What happens if the two prime numbers ($p$ and $q$) chosen for RSA are too small?</text:p>
            <text:list>
              <text:list-item>
                <text:p text:style-name="P38"><text:span text:style-name="T1">A:</text:span> An attacker can easily use the public modulus ($n = p \times q$) and factor it back into $p$ and $q$ using a standard computer, immediately exposing the private key.</text:p>
              </text:list-item>
            </text:list>
          </text:list-item>
          <text:list-item>
            <text:p text:style-name="P37">Q: Which is faster, RSA or DES?</text:p>
            <text:list>
              <text:list-item>
                <text:p text:style-name="P38"><text:span text:style-name="T1">A:</text:span> DES (symmetric) is much faster. RSA (asymmetric) requires heavy mathematical exponentiation, so it is typically only used to encrypt small things—like sending a symmetric key securely—not for encrypting large files.</text:p>
              </text:list-item>
            </text:list>
          </text:list-item>
        </text:list>
        <text:p text:style-name="P26">7. Diffie-Hellman</text:p>
        <text:list text:style-name="L18">
          <text:list-item>
            <text:p text:style-name="P39">Q: What is the biggest vulnerability of the standard Diffie-Hellman key exchange?</text:p>
            <text:list>
              <text:list-item>
                <text:p text:style-name="P40"><text:span text:style-name="T1">A:</text:span> The <text:span text:style-name="T1">Man-in-the-Middle (MitM) attack</text:span>. Because Diffie-Hellman does not authenticate <text:span text:style-name="T2">who</text:span> is on the other end, an attacker can sit in the middle, intercept the math, and set up two separate secure channels (one with Alice, one with Bob) without them knowing.</text:p>
              </text:list-item>
            </text:list>
          </text:list-item>
        </text:list>
        <text:h text:style-name="P3" text:outline-level="4"><text:soft-page-break/>Hashing</text:h>
        <text:p text:style-name="P26">8. MD5 vs. SHA-256</text:p>
        <text:list text:style-name="L19">
          <text:list-item>
            <text:p text:style-name="P41">Q: What does "collision resistance" mean?</text:p>
            <text:list>
              <text:list-item>
                <text:p text:style-name="P42"><text:span text:style-name="T1">A:</text:span> It means it is computationally unfeasible to find two entirely different inputs that produce the exact same hash output.</text:p>
              </text:list-item>
            </text:list>
          </text:list-item>
          <text:list-item>
            <text:p text:style-name="P41">Q: Why is SHA-256 replacing MD5?</text:p>
            <text:list>
              <text:list-item>
                <text:p text:style-name="P42"><text:span text:style-name="T1">A:</text:span> MD5 is broken. Security researchers have found ways to quickly generate collisions in MD5. SHA-256 has a much larger output (256 bits vs 128 bits) and a vastly more complex mathematical structure, making collisions currently impossible to force.</text:p>
              </text:list-item>
            </text:list>
          </text:list-item>
          <text:list-item>
            <text:p text:style-name="P41">Q: Can you decrypt an MD5 or SHA-256 hash?</text:p>
            <text:list>
              <text:list-item>
                <text:p text:style-name="P42"><text:span text:style-name="T1">A:</text:span> No. Hashing is strictly a one-way mathematical function. You can only guess the input (brute force) and hash it to see if it matches the target hash.</text:p>
              </text:list-item>
            </text:list>
          </text:list-item>
        </text:list>
        <text:h text:style-name="P22" text:outline-level="3">💡 <text:span text:style-name="T3">Final Pro-Tip for the Lab Room</text:span></text:h>
        <text:p text:style-name="P1">If you are asked to demonstrate a cipher on paper (like Playfair or Vigenère) and you make a small arithmetic mistake, <text:span text:style-name="T1">keep going and explain your logic out loud</text:span>. Examiners often care more that you understand the <text:span text:style-name="T2">algorithm's steps</text:span> than whether you perfectly added 14 + 19 modulo 26 under pressure!</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2T11:50:46.898212400</meta:creation-date>
    <dc:date>2026-04-02T11:51:08.266995600</dc:date>
    <meta:editing-duration>PT23S</meta:editing-duration>
    <meta:editing-cycles>1</meta:editing-cycles>
    <meta:document-statistic meta:table-count="0" meta:image-count="0" meta:object-count="0" meta:page-count="7" meta:paragraph-count="118" meta:word-count="2236" meta:character-count="13200" meta:non-whitespace-character-count="11165"/>
    <meta:generator>LibreOffice/26.2.1.2$Windows_X86_64 LibreOffice_project/620$Build-2</meta:generator>
  </office:meta>
</office:document-meta>
</file>